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0">စဥ်</text:p>
            <text:p text:style-name="P39"/>
          </table:table-cell>
          <table:table-cell table:style-name="Table1.A1" office:value-type="string">
            <text:p text:style-name="P60">လအမည်</text:p>
            <text:p text:style-name="P39"/>
          </table:table-cell>
          <table:table-cell table:style-name="Table1.A1" office:value-type="string">
            <text:p text:style-name="P60">ရရှိသည့် လစာဝင်ငွေ</text:p>
            <text:p text:style-name="P60"><text:s/>စုစုပေါင်း (ကျပ်) </text:p>
            <text:p text:style-name="P39"/>
          </table:table-cell>
          <table:table-cell table:style-name="Table1.A1" office:value-type="string">
            <text:p text:style-name="P60">ပေးဆောင်သည့် </text:p>
            <text:p text:style-name="P60">အခွန်(ကျပ်)</text:p>
            <text:p text:style-name="P39"/>
          </table:table-cell>
          <table:table-cell table:style-name="Table1.A1" office:value-type="string">
            <text:p text:style-name="P60">အခွန်ပေးသွင်းမှု</text:p>
            <text:p text:style-name="P60">အထောက်အထား</text:p>
            <text:p text:style-name="P60">အမှတ်</text:p>
            <text:p text:style-name="P39"/>
          </table:table-cell>
          <table:table-cell table:style-name="Table1.F1" office:value-type="string">
            <text:p text:style-name="P60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0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0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0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0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0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0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0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0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1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0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0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0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0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3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6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6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68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2">(စ) လူမှုဖူလုံရေး ရန်ပုံငွေသို့ ပေးသွင်းရန်<text:span text:style-name="T13">နုတ်ယူခြင်းခံရသည့်ငွေ</text:span></text:p>
            <text:p text:style-name="P52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<text:soft-page-break/>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59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57:12.108000000</dc:date>
    <meta:editing-duration>P1DT21H29M18S</meta:editing-duration>
    <meta:editing-cycles>1040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